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06409C284C89E4D1670.png" manifest:media-type="image/png"/>
  <manifest:file-entry manifest:full-path="Pictures/10000201000001EA000001E67B1366C9967298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00fc9" officeooo:paragraph-rsid="00100fc9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color="#009353" fo:font-size="28pt" fo:font-weight="bold" officeooo:rsid="00100fc9" officeooo:paragraph-rsid="00100fc9" style:font-size-asian="28pt" style:font-weight-asian="bold" style:font-size-complex="28pt" style:font-weight-complex="bold"/>
    </style:style>
    <style:style style:name="P5" style:family="paragraph" style:parent-style-name="Standard">
      <style:text-properties officeooo:paragraph-rsid="00100fc9"/>
    </style:style>
    <style:style style:name="T1" style:family="text">
      <style:text-properties officeooo:rsid="0011bc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cipa-serpro-salvador.github.io/cipa-agora/" text:style-name="Internet_20_link" text:visited-style-name="Visited_20_Internet_20_Link"/></text:p>
      <text:p text:style-name="P2"/>
      <text:p text:style-name="P3"/>
      <text:p text:style-name="P4">FALE COM A CIPA</text:p>
      <text:p text:style-name="P1"/>
      <text:p text:style-name="Standard"/>
      <text:p text:style-name="Standard"/>
      <text:p text:style-name="Standard"/>
      <text:p text:style-name="Standard"><draw:frame draw:style-name="fr1" draw:name="Figura1" text:anchor-type="paragraph" svg:width="10.98cm" svg:height="10.89cm" draw:z-index="0"><draw:image xlink:href="Pictures/10000201000001EA000001E67B1366C99672981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1">ou acesse pelo link: </text:span><text:a xlink:type="simple" xlink:href="http://bit.ly/cipa-agora" text:style-name="Internet_20_link" text:visited-style-name="Visited_20_Internet_20_Link">http://bit.ly/cipa-agora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2" draw:name="Figura2" text:anchor-type="paragraph" svg:width="17cm" svg:height="2.124cm" draw:z-index="1"><draw:image xlink:href="Pictures/10000201000003200000006409C284C89E4D16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7:52:50.773685181</meta:creation-date>
    <dc:date>2019-11-19T08:07:54.202900228</dc:date>
    <meta:editing-duration>PT4M53S</meta:editing-duration>
    <meta:editing-cycles>2</meta:editing-cycles>
    <meta:generator>LibreOffice/6.0.3.2$Linux_X86_64 LibreOffice_project/00m0$Build-2</meta:generator>
    <meta:document-statistic meta:table-count="0" meta:image-count="2" meta:object-count="0" meta:page-count="1" meta:paragraph-count="2" meta:word-count="9" meta:character-count="63" meta:non-whitespace-character-count="53"/>
  </office:meta>
</office:document-meta>
</file>